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size="20pt" fo:language="es" fo:country="AR" officeooo:rsid="0004dcbb" officeooo:paragraph-rsid="0004dcbb" style:font-size-asian="17.5pt" style:font-size-complex="20pt"/>
    </style:style>
    <style:style style:name="P2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size="15pt" fo:language="es" fo:country="AR" fo:font-weight="bold" officeooo:rsid="0005b34c" officeooo:paragraph-rsid="0005b34c" style:font-size-asian="13.1000003814697pt" style:font-weight-asian="bold" style:font-size-complex="15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size="15pt" fo:language="es" fo:country="AR" fo:font-weight="bold" officeooo:rsid="00069136" officeooo:paragraph-rsid="00069136" style:font-size-asian="13.1000003814697pt" style:font-weight-asian="bold" style:font-size-complex="15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size="32pt" fo:language="es" fo:country="AR" officeooo:rsid="0004dcbb" officeooo:paragraph-rsid="0005b34c" style:font-size-asian="32pt" style:font-size-complex="3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b34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5b34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rabajo </text:span><text:span text:style-name="T4">practico </text:span><text:span text:style-name="T3">de investigación</text:span></text:p>
      <text:p text:style-name="P4"><text:span text:style-name="T4">Emprendimiento productivo</text:span><text:span text:style-name="T2"> </text:span></text:p>
      <text:p text:style-name="P1"/>
      <text:p text:style-name="P1"/>
      <text:p text:style-name="P2">Alumno:<text:span text:style-name="T1"> Dal Degan Santiago</text:span></text:p>
      <text:p text:style-name="P2">Curso:<text:span text:style-name="T1"> 7º3ª</text:span></text:p>
      <text:p text:style-name="P2">Profesor:<text:span text:style-name="T1"> Cuella Antonio</text:span></text:p>
      <text:p text:style-name="P2">Materia:<text:span text:style-name="T1"> Emprendimiento productivo y desarrollo local</text:span></text:p>
      <text:p text:style-name="P3">Temática:<text:span text:style-name="T1"> Análisis de casos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08:36:49.443998284</meta:creation-date>
    <dc:date>2022-06-24T10:25:51.358002998</dc:date>
    <meta:editing-duration>PT15M1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25" meta:character-count="200" meta:non-whitespace-character-count="181"/>
  </office:meta>
</office:document-meta>
</file>